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3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3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958002006413524275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511326396758381435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4399306238467962020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3276306649309207620" text:style-name="L4">
        <text:list-item>
          <text:list>
            <text:list-header>
              <text:p text:style-name="P30">33.7 miles in the last week</text:p>
              <text:p text:style-name="P31"/>
              <text:p text:style-name="P33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24"><text:soft-page-break/>Sat 10/7/2017 <text:span text:style-name="T1">4.8 miles</text:span></text:p>
      <text:p text:style-name="P24">I ran 4.5 miles on hilly roads and averaged 9:26/mile. <text:s/>Then I walked 0.3 miles.</text:p>
      <text:p text:style-name="P24"/>
      <text:p text:style-name="P24">Sun 10/8/2017 <text:span text:style-name="T1">no running</text:span></text:p>
      <text:p text:style-name="P24">We started our trip to Amsterdam.</text:p>
      <text:p text:style-name="P24"/>
      <text:p text:style-name="P24">Mon 10/9/2017 <text:span text:style-name="T1">no running</text:span></text:p>
      <text:p text:style-name="P24">We arrived in Amsterdam.</text:p>
      <text:p text:style-name="P24"/>
      <text:p text:style-name="P24">Tues 10/10/2017 <text:span text:style-name="T1">3.3 miles</text:span></text:p>
      <text:p text:style-name="P24">I ran 3 miles on bike paths in Amsterdam. Spits: 9:18, 9:04 and 8:34</text:p>
      <text:p text:style-name="P24">Then I walked 0.3 miles. </text:p>
      <text:p text:style-name="P24"/>
      <text:p text:style-name="P24">Wed 10/11/2017 <text:span text:style-name="T1">no running</text:span></text:p>
      <text:p text:style-name="P24"/>
      <text:p text:style-name="P24">Thur 10/12/2017 <text:span text:style-name="T1">4 miles</text:span></text:p>
      <text:p text:style-name="P24">I ran 1.5 miles and walked 2.5 miles.</text:p>
      <text:p text:style-name="P24"/>
      <text:p text:style-name="P24">Fri 10/13/2017 <text:span text:style-name="T1">3.5 miles</text:span></text:p>
      <text:p text:style-name="P24">I ran 3.2 miles at about 9:50/mile. <text:s/>Then I walked 0.3 miles</text:p>
      <text:p text:style-name="P24"/>
      <text:p text:style-name="P25">in the last week 15.6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at Oct 14, 2017 no running</text:p>
      <text:p text:style-name="P11"/>
      <text:p text:style-name="P11">Sun Oct 15, 2017 <text:span text:style-name="T1">26.2 miles </text:span></text:p>
      <text:p text:style-name="P1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1"/>
      <text:p text:style-name="P11">Mon Oct 16, 2017 <text:s/><text:span text:style-name="T1">3 miles</text:span></text:p>
      <text:p text:style-name="P1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16T14:38:16.32</dc:date>
    <dc:creator>James Lombardi</dc:creator>
    <meta:editing-duration>P1DT10H16M29S</meta:editing-duration>
    <meta:editing-cycles>176</meta:editing-cycles>
    <meta:generator>OpenOffice/4.1.2$Win32 OpenOffice.org_project/412m3$Build-9782</meta:generator>
    <meta:document-statistic meta:table-count="0" meta:image-count="0" meta:object-count="0" meta:page-count="15" meta:paragraph-count="262" meta:word-count="4604" meta:character-count="23179"/>
  </office:meta>
</office:document-meta>
</file>